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6" style:family="paragraph" style:parent-style-name="Text_20_body">
      <style:text-properties officeooo:rsid="02e53ef7" officeooo:paragraph-rsid="02fa1195"/>
    </style:style>
    <style:style style:name="P7" style:family="paragraph" style:parent-style-name="Text_20_body">
      <style:text-properties officeooo:rsid="02fa1195" officeooo:paragraph-rsid="02fa1195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fo:font-variant="normal" fo:text-transform="none" fo:color="#1155cc" style:font-name="arial" fo:font-size="12pt" fo:letter-spacing="normal" fo:font-style="normal" fo:font-weight="normal" officeooo:rsid="01b02017" officeooo:paragraph-rsid="01b02017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text-align="start" style:justify-single-word="false" style:writing-mode="lr-tb"/>
      <style:text-properties fo:font-size="12pt" officeooo:rsid="01de1456" officeooo:paragraph-rsid="01de1456" style:font-size-asian="12pt" style:font-size-complex="12pt"/>
    </style:style>
    <style:style style:name="P10" style:family="paragraph" style:parent-style-name="Text_20_body" style:list-style-name="L1">
      <style:paragraph-properties fo:text-align="start" style:justify-single-word="false" style:writing-mode="lr-tb"/>
      <style:text-properties fo:font-size="12pt" officeooo:rsid="02f42ee4" officeooo:paragraph-rsid="02f459d0" style:font-size-asian="12pt" style:font-size-complex="12pt"/>
    </style:style>
    <style:style style:name="P11" style:family="paragraph" style:parent-style-name="Text_20_body" style:list-style-name="L1">
      <style:paragraph-properties fo:text-align="start" style:justify-single-word="false" style:writing-mode="lr-tb"/>
      <style:text-properties fo:font-size="12pt" officeooo:rsid="01e3a348" officeooo:paragraph-rsid="01e3a348" style:font-size-asian="12pt" style:font-size-complex="12pt"/>
    </style:style>
    <style:style style:name="P12" style:family="paragraph" style:parent-style-name="Heading_20_1">
      <style:text-properties officeooo:rsid="02f8ee80" officeooo:paragraph-rsid="02f8ee80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fb00dc" style:font-weight-asian="normal" style:font-weight-complex="normal"/>
    </style:style>
    <style:style style:name="T5" style:family="text">
      <style:text-properties officeooo:rsid="01e0d8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דגמי-עיצוב</text:h>
      <text:p text:style-name="P7"><text:span text:style-name="T2">דגמי עיצוב - design patterns - </text:span><text:span text:style-name="T3">הם פתרונות מקובלים לבעיות שחוזרות על עצמן רבות במערכות-תוכנה. <text:s/>לכל דגם-עיצוב יש שם קצר וקליט המוכר על-ידי מתכנתים בכל העולם; הדבר מקל על תקשורת בין </text:span><text:span text:style-name="T4">מפתחי-תוכנה.</text:span></text:p>
      <text:p text:style-name="P6"/>
      <text:p text:style-name="P6"/>
      <text:p text:style-name="Heading_20_2">מקורות </text:p>
      <text:p text:style-name="P5"/>
      <text:list xml:id="list8539073408714687420" text:style-name="L1">
        <text:list-item>
          <text:p text:style-name="P9">Dane Cameron, "A Software Engineer Learns Java and OOP"<text:span text:style-name="T5">.</text:span></text:p>
        </text:list-item>
        <text:list-item>
          <text:p text:style-name="P10"/>
          <text:p text:style-name="P11"/>
          <text:p text:style-name="P8"/>
        </text:list-item>
      </text:list>
      <text:p text:style-name="P4"/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18T07:37:00.573492464</dc:date>
    <meta:editing-duration>P3DT20H15M11S</meta:editing-duration>
    <meta:editing-cycles>693</meta:editing-cycles>
    <meta:document-statistic meta:table-count="0" meta:image-count="0" meta:object-count="0" meta:page-count="1" meta:paragraph-count="10" meta:word-count="57" meta:character-count="311" meta:non-whitespace-character-count="262"/>
  </office:meta>
</office:document-meta>
</file>